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しりとり飽き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れこれ30分、決着つかずだもんね～！
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休憩にしましょう！　人生は
メリハリが大事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、昼寝でもする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ブロンシュ、あとは頼ん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は～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あたしにも休憩がほしいなぁ～・・・
なんて思った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～め！　カラットさまのお許しがなくちゃ
解放してあげな～い！　え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んな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・・・トイレ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じゃホントにピンチだよぉ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もじもじ・・・）</text:p>
          </table:table-cell>
          <table:table-cell table:style-name="ce0" office:value-type="string">
            <text:p>Map135</text:p>
          </table:table-cell>
          <table:table-cell table:style-name="ce0"/>
          <table:table-cell table:style-name="ce0" office:value-type="string">
            <text:p>*squirm*... *fidget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